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otted"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5cm" svg:x="3.2cm" svg:y="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4cm" svg:y="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6cm" svg:y="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3.2cm" svg:y="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4cm" svg:y="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6cm" svg:y="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8cm" svg:y="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4cm" svg:y="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6.2cm" svg:y="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8cm" svg:y="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4cm" svg:y="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6.2cm" svg:y="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3.2cm" svg:y="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4cm" svg:y="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6cm" svg:y="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3.2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4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6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3.2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4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6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3.2cm" svg:y="1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4cm" svg:y="1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6cm" svg:y="1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8cm" svg:y="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4cm" svg:y="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6.2cm" svg:y="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8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4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6.2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8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4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6.2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8cm" svg:y="1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4cm" svg:y="1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6.2cm" svg:y="1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.1cm" svg:y="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.1cm" svg:y="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.1cm" svg:y="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.1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.1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.1cm" svg:y="1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7cm" svg:y="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7cm" svg:y="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7cm" svg:y="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7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7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7cm" svg:y="14.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98cm" svg:y1="8.014cm" svg:x2="18.2cm" svg:y2="8.015cm">
          <text:p/>
        </draw:line>
        <draw:custom-shape draw:style-name="gr3" draw:text-style-name="P1" draw:layer="layout" svg:width="8.563cm" svg:height="7.9cm" svg:x="2.937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3.2cm" svg:y="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4cm" svg:y="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6cm" svg:y="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3.2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4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6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8cm" svg:y="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4cm" svg:y="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6.2cm" svg:y="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1.8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4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6.2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.1cm" svg:y="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.1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7cm" svg:y="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.7cm" svg:y="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4cm" svg:height="7.9cm" svg:x="5.2cm" svg:y="4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8cm" svg:height="6cm" svg:x="7.2cm" svg:y="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 </meta:initial-creator>
    <meta:creation-date>2013-09-22T20:45:53</meta:creation-date>
    <dc:date>2013-09-25T14:33:20</dc:date>
    <dc:creator>andre </dc:creator>
    <meta:editing-duration>PT3M53S</meta:editing-duration>
    <meta:editing-cycles>6</meta:editing-cycles>
    <meta:generator>LibreOffice/3.6$Linux_X86_64 LibreOffice_project/360m1$Build-2</meta:generator>
    <meta:document-statistic meta:object-count="68"/>
  </office:meta>
</office:document-meta>
</file>